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8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4cm" svg:x="4.6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7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9.4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1.4cm" svg:x="11.8cm" svg:y="4.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028cm" svg:height="0.962cm" svg:x="12.2cm" svg:y="3.4cm">
          <draw:text-box>
            <text:p>REFCOUNT</text:p>
          </draw:text-box>
        </draw:frame>
        <draw:frame draw:style-name="gr4" draw:layer="controls" svg:width="0.853cm" svg:height="0.962cm" svg:x="5.247cm" svg:y="5.1cm">
          <draw:text-box>
            <text:p>1</text:p>
          </draw:text-box>
        </draw:frame>
        <draw:frame draw:style-name="gr5" draw:layer="controls" svg:width="0.853cm" svg:height="1.2cm" svg:x="7.6cm" svg:y="5.1cm">
          <draw:text-box draw:corner-radius="2.8cm">
            <text:p>2</text:p>
          </draw:text-box>
        </draw:frame>
        <draw:frame draw:style-name="gr6" draw:layer="controls" svg:width="0.853cm" svg:height="0.962cm" svg:x="10.047cm" svg:y="5.2cm">
          <draw:text-box>
            <text:p>3</text:p>
          </draw:text-box>
        </draw:frame>
        <draw:frame draw:style-name="gr7" draw:layer="controls" svg:width="0.853cm" svg:height="0.962cm" svg:x="13.347cm" svg:y="5.238cm">
          <draw:text-box>
            <text:p>2</text:p>
          </draw:text-box>
        </draw:frame>
        <draw:custom-shape draw:style-name="gr1" draw:text-style-name="P1" draw:layer="controls" svg:width="1.3cm" svg:height="1.5cm" svg:x="2.6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controls" svg:width="1.3cm" svg:height="1.5cm" svg:x="8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controls" svg:width="0.853cm" svg:height="0.962cm" svg:x="2.8cm" svg:y="10.638cm">
          <draw:text-box>
            <text:p>a</text:p>
          </draw:text-box>
        </draw:frame>
        <draw:frame draw:style-name="gr3" draw:layer="controls" svg:width="0.853cm" svg:height="0.962cm" svg:x="8.2cm" svg:y="10.638cm">
          <draw:text-box>
            <text:p>b</text:p>
          </draw:text-box>
        </draw:frame>
        <draw:line draw:style-name="gr8" draw:text-style-name="P1" draw:layer="controls" svg:x1="5.3cm" svg:y1="6.3cm" svg:x2="3.3cm" svg:y2="10.3cm">
          <text:p/>
        </draw:line>
        <draw:line draw:style-name="gr8" draw:text-style-name="P1" draw:layer="controls" svg:x1="5.8cm" svg:y1="6.3cm" svg:x2="8.7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7T11:14:19</meta:creation-date>
    <dc:date>2013-09-07T11:47:21</dc:date>
    <meta:editing-duration>PT2M19S</meta:editing-duration>
    <meta:editing-cycles>1</meta:editing-cycles>
    <meta:document-statistic meta:object-count="15"/>
    <meta:generator>LibreOffice/4.0.2.2$Linux_x86 LibreOffice_project/400m0$Build-2</meta:generator>
  </office:meta>
</office:document-meta>
</file>